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d5d" officeooo:paragraph-rsid="00037d5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37d5d" officeooo:paragraph-rsid="00037d5d"/>
    </style:style>
    <style:style style:name="P3" style:family="paragraph" style:parent-style-name="Standard">
      <style:paragraph-properties style:line-height-at-least="0.503cm"/>
      <style:text-properties officeooo:rsid="00037d5d"/>
    </style:style>
    <style:style style:name="P4" style:family="paragraph" style:parent-style-name="Standard">
      <style:paragraph-properties fo:margin-left="1.251cm" fo:margin-right="0cm" style:line-height-at-least="0.503cm" fo:text-indent="0cm" style:auto-text-indent="false"/>
      <style:text-properties officeooo:rsid="00037d5d"/>
    </style:style>
    <style:style style:name="P5" style:family="paragraph" style:parent-style-name="Standard">
      <style:text-properties fo:color="#b4c7dc" loext:opacity="100%" style:font-name="FreeSans" fo:font-size="18pt" officeooo:rsid="00037d5d" officeooo:paragraph-rsid="00037d5d"/>
    </style:style>
    <style:style style:name="P6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Droid Sans Mono" fo:font-size="10.5pt" fo:language="en" fo:country="US" fo:font-weight="normal" officeooo:paragraph-rsid="00037d5d" fo:background-color="transparent"/>
    </style:style>
    <style:style style:name="P10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loext:opacity="100%" style:font-name="Droid Sans Mono" fo:font-size="10.5pt" fo:language="en" fo:country="US" fo:font-weight="normal" fo:background-color="transparent"/>
    </style:style>
    <style:style style:name="P11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loext:opacity="100%" style:font-name="Droid Sans Mono" fo:font-size="10.5pt" fo:language="en" fo:country="US" fo:font-weight="normal" fo:background-color="transparent"/>
    </style:style>
    <style:style style:name="P12" style:family="paragraph" style:parent-style-name="Standard">
      <style:paragraph-properties fo:margin-left="3.752cm" fo:margin-right="0cm" style:line-height-at-least="0.503cm" fo:text-indent="0cm" style:auto-text-indent="false"/>
      <style:text-properties fo:color="#000000" loext:opacity="100%" style:font-name="Droid Sans Mono" fo:font-size="10.5pt" fo:language="en" fo:country="US" fo:font-weight="normal" fo:background-color="transparent"/>
    </style:style>
    <style:style style:name="P13" style:family="paragraph" style:parent-style-name="Standard">
      <style:paragraph-properties fo:margin-left="5.002cm" fo:margin-right="0cm" style:line-height-at-least="0.503cm" fo:text-indent="0cm" style:auto-text-indent="false"/>
      <style:text-properties fo:color="#000000" loext:opacity="100%" style:font-name="Droid Sans Mono" fo:font-size="10.5pt" fo:language="en" fo:country="US" fo:font-weight="normal" fo:background-color="transparent"/>
    </style:style>
    <style:style style:name="P1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loext:opacity="100%" fo:background-color="transparent"/>
    </style:style>
    <style:style style:name="P15" style:family="paragraph" style:parent-style-name="Standard" style:master-page-name="">
      <style:paragraph-properties fo:margin-left="1.251cm" fo:margin-right="0cm" fo:text-indent="0cm" style:auto-text-indent="false" style:page-number="auto"/>
      <style:text-properties fo:color="#3faf46" loext:opacity="100%" officeooo:rsid="00037d5d" officeooo:paragraph-rsid="00037d5d"/>
    </style:style>
    <style:style style:name="P16" style:family="paragraph" style:parent-style-name="Standard">
      <style:paragraph-properties fo:margin-left="1.251cm" fo:margin-right="0cm" style:line-height-at-least="0.503cm" fo:text-indent="0cm" style:auto-text-indent="false"/>
      <style:text-properties fo:color="#3faf46" loext:opacity="100%" style:font-name="Droid Sans Mono" fo:font-size="10.5pt" fo:font-weight="normal" fo:background-color="transparent"/>
    </style:style>
    <style:style style:name="P17" style:family="paragraph" style:parent-style-name="Standard">
      <style:paragraph-properties fo:margin-left="1.251cm" fo:margin-right="0cm" style:line-height-at-least="0.503cm" fo:text-indent="0cm" style:auto-text-indent="false"/>
      <style:text-properties fo:color="#3faf46" loext:opacity="100%" style:font-name="Droid Sans Mono" fo:font-size="10.5pt" fo:font-weight="normal" fo:background-color="transparen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color="#3faf46" loext:opacity="100%" style:font-name="Droid Sans Mono" fo:font-size="10.5pt" fo:font-weight="normal" officeooo:paragraph-rsid="00037d5d" fo:background-color="transparent"/>
    </style:style>
    <style:style style:name="P19" style:family="paragraph" style:parent-style-name="Standard">
      <style:paragraph-properties fo:margin-left="2.501cm" fo:margin-right="0cm" style:line-height-at-least="0.503cm" fo:text-indent="0cm" style:auto-text-indent="false"/>
      <style:text-properties fo:color="#3faf46" loext:opacity="100%" style:font-name="Droid Sans Mono" fo:font-size="10.5pt" fo:language="en" fo:country="US" fo:font-weight="normal" fo:background-color="transparent"/>
    </style:style>
    <style:style style:name="P20" style:family="paragraph" style:parent-style-name="Standard">
      <style:paragraph-properties fo:margin-left="2.501cm" fo:margin-right="0cm" style:line-height-at-least="0.503cm" fo:text-indent="0cm" style:auto-text-indent="false"/>
      <style:text-properties fo:language="en" fo:country="US"/>
    </style:style>
    <style:style style:name="P21" style:family="paragraph" style:parent-style-name="Standard">
      <style:paragraph-properties fo:margin-left="1.251cm" fo:margin-right="0cm" style:line-height-at-least="0.503cm" fo:text-indent="0cm" style:auto-text-indent="false"/>
      <style:text-properties fo:language="en" fo:country="US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fo:font-size="10.5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font-name-asian="Liberation Serif" style:font-name-complex="Liberation Serif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Liberation Serif" style:font-name-asian="Liberation Serif" style:font-name-complex="Liberation Serif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Liberation Serif" style:font-name-asian="Liberation Serif" style:font-name-complex="Liberation Serif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Liberation Serif" style:font-name-asian="Liberation Serif" style:font-name-complex="Liberation Serif"/>
    </style:style>
    <style:style style:name="T10" style:family="text">
      <style:text-properties fo:color="#c586c0" loext:opacity="100%"/>
    </style:style>
    <style:style style:name="T11" style:family="text">
      <style:text-properties fo:color="#000000" loext:opacity="100%" style:font-name="Liberation Serif" fo:font-size="10.5pt" fo:font-weight="normal" fo:background-color="transparent" loext:char-shading-value="0" style:font-name-asian="Liberation Serif" style:font-name-complex="Liberation Serif"/>
    </style:style>
    <style:style style:name="T12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13" style:family="text">
      <style:text-properties fo:color="#000000" loext:opacity="100%" style:font-name="Droid Sans Mono" fo:font-size="10.5pt" fo:font-weight="normal" fo:background-color="#fe6987" loext:char-shading-value="0"/>
    </style:style>
    <style:style style:name="T14" style:family="text">
      <style:text-properties fo:background-color="#e8f2a1" loext:char-shading-value="0"/>
    </style:style>
    <style:style style:name="T15" style:family="text">
      <style:text-properties fo:background-color="#fe6987" loext:char-shading-value="0"/>
    </style:style>
    <style:style style:name="T16" style:family="text">
      <style:text-properties officeooo:rsid="00052669" fo:background-color="#fe6987" loext:char-shading-value="0"/>
    </style:style>
    <style:style style:name="T17" style:family="text">
      <style:text-properties fo:background-color="#81fa91" loext:char-shading-value="0"/>
    </style:style>
    <style:style style:name="T18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R INTERRUPCIONES DEL SCUTIMER</text:p>
      <text:p text:style-name="P1"/>
      <text:p text:style-name="P1"><text:span text:style-name="T1">■ ■ ■ ■ ■ ■ ■ ■ ■ ■ ■ ■ ■ ■ ■ ■ ■ ■ ■ ■ ■ ■ ■ ■ ■ ■ ■ ■ ■ ■ ■ ■ ■ ■ ■ ■ ■ ■ ■ ■ ■ ■ ■ ■ ■ ■ </text:span></text:p>
      <text:p text:style-name="P15"><text:span text:style-name="T2">/*</text:span></text:p>
      <text:p text:style-name="P16">* Connect the device driver handler that will be called when an</text:p>
      <text:p text:style-name="P16">* interrupt for the device occurs, the handler defined above performs</text:p>
      <text:p text:style-name="P16">* the specific interrupt proccesing for the device.</text:p>
      <text:p text:style-name="P16">*/</text:p>
      <text:p text:style-name="P6">Status = <text:span text:style-name="T15">XScuGic_Connect</text:span>(<text:span text:style-name="T17">IntcInstancePtr</text:span>, TimerIntrId,</text:p>
      <text:p text:style-name="P7">(Xil_ExceptionHandler)TimerIntrHandler,</text:p>
      <text:p text:style-name="P7">(void *)TimerInstancePtr);</text:p>
      <text:p text:style-name="P6">if (Status != XST_SUCCESS) {</text:p>
      <text:p text:style-name="P7">return Status;</text:p>
      <text:p text:style-name="P6">}</text:p>
      <text:p text:style-name="P14"/>
      <text:p text:style-name="P16">/*</text:p>
      <text:p text:style-name="P16">* Enable the interrupt for the device.</text:p>
      <text:p text:style-name="P16">*/</text:p>
      <text:p text:style-name="P6"><text:span text:style-name="T15">XScugic_Enable</text:span>(<text:span text:style-name="T17">IntcInstancePtr</text:span>, TimerIntrId);</text:p>
      <text:p text:style-name="P14"/>
      <text:p text:style-name="P16">/*</text:p>
      <text:p text:style-name="P16">* Enable the timer interrupts for timer mode.</text:p>
      <text:p text:style-name="P16">*/</text:p>
      <text:p text:style-name="P6"><text:span text:style-name="T15">XScuTimer_EnableInterr</text:span><text:span text:style-name="T16">u</text:span><text:span text:style-name="T15">pt</text:span>(<text:span text:style-name="T17">TimerInstancePtr</text:span>);</text:p>
      <text:p text:style-name="P3"><text:span text:style-name="T1"/></text:p>
      <text:p text:style-name="P1"><text:span text:style-name="T1">■ ■ ■ ■ ■ ■ ■ ■ ■ ■ ■ ■ ■ ■ ■ ■ ■ ■ ■ ■ ■ ■ ■ ■ ■ ■ ■ ■ ■ ■ ■ ■ ■ ■ ■ ■ ■ ■ ■ ■ ■ ■ ■ ■ ■ ■</text:span></text:p>
      <text:p text:style-name="P18">/*</text:p>
      <text:p text:style-name="P16">* Disconnect and disable the interrupt for the Timer.</text:p>
      <text:p text:style-name="P16">*/</text:p>
      <text:p text:style-name="P6">XScuGic_Disconnect(IntcInstancePtr, TimerIntrId);</text:p>
      <text:p text:style-name="P4"><text:span text:style-name="T1"/></text:p>
      <text:p text:style-name="P1"><text:span text:style-name="T1">■ ■ ■ ■ ■ ■ ■ ■ ■ ■ ■ ■ ■ ■ ■ ■ ■ ■ ■ ■ ■ ■ ■ ■ ■ ■ ■ ■ ■ ■ ■ ■ ■ ■ ■ ■ ■ ■ ■ ■ ■ ■ ■ ■ ■ ■</text:span></text:p>
      <text:p text:style-name="P9">static void TimerIntrHandler(void *CallBackRef)</text:p>
      <text:p text:style-name="P10">{</text:p>
      <text:p text:style-name="P11">XScuTimer *TimerInstancePtr = (XScuTimer *) CallBackRef;</text:p>
      <text:p text:style-name="P11"/>
      <text:p text:style-name="P19">/*</text:p>
      <text:p text:style-name="P19">* Check if the timer counter has expired, checking is not necessary</text:p>
      <text:p text:style-name="P19">* since that's the reason this function is executed, this just shows</text:p>
      <text:p text:style-name="P19">* how the callback reference can be used as a pointer to the instance</text:p>
      <text:p text:style-name="P19">* of the timer counter that expired, increment a shared variable so</text:p>
      <text:p text:style-name="P19">* the main thread of execution can see the timer expired.</text:p>
      <text:p text:style-name="P19">*/</text:p>
      <text:p text:style-name="P20"><text:span text:style-name="T12">if (</text:span><text:span text:style-name="T13">XScutimer_IsExpired</text:span><text:span text:style-name="T12">(TimerInstancePtr)){</text:span></text:p>
      <text:p text:style-name="P12">Scutimer_ClearInterruptStatus(TimerInstancePtr);</text:p>
      <text:p text:style-name="P12">TimerExpired++;</text:p>
      <text:p text:style-name="P12">if (TimerExpired == 3){</text:p>
      <text:p text:style-name="P13">XScuTimer_DisableAutoReload(TimerInstancePtr);</text:p>
      <text:p text:style-name="P12">}</text:p>
      <text:p text:style-name="P11">}</text:p>
      <text:p text:style-name="P21"><text:span text:style-name="T12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3:19:54.589580342</meta:creation-date>
    <meta:editing-duration>P0D</meta:editing-duration>
    <meta:editing-cycles>1</meta:editing-cycles>
    <meta:document-statistic meta:table-count="0" meta:image-count="0" meta:object-count="0" meta:page-count="1" meta:paragraph-count="45" meta:word-count="311" meta:character-count="1561" meta:non-whitespace-character-count="1294"/>
    <meta:generator>LibreOffice/7.5.2.2$Linux_X86_64 LibreOffice_project/50$Build-2</meta:generator>
  </office:meta>
</office:document-meta>
</file>